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_20__28_Web_29_">
      <style:paragraph-properties fo:text-align="justify" style:justify-single-word="false"/>
    </style:style>
    <style:style style:name="P2" style:family="paragraph" style:parent-style-name="Normal_20__28_Web_29_">
      <style:paragraph-properties fo:line-height="150%" fo:text-align="center" style:justify-single-word="false"/>
      <style:text-properties fo:color="#000000" style:font-name="Arial" fo:font-size="12pt" style:font-size-asian="12pt" style:font-name-complex="Arial" style:font-size-complex="12pt" style:font-style-complex="italic"/>
    </style:style>
    <style:style style:name="P3" style:family="paragraph" style:parent-style-name="Normal_20__28_Web_29_">
      <style:paragraph-properties fo:text-align="center" style:justify-single-word="false"/>
      <style:text-properties fo:color="#000000" style:font-name="Arial" fo:font-style="italic" style:font-style-asian="italic" style:font-name-complex="Arial" style:font-style-complex="italic"/>
    </style:style>
    <style:style style:name="P4" style:family="paragraph" style:parent-style-name="Normal_20__28_Web_29_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5" style:family="paragraph" style:parent-style-name="Normal_20__28_Web_29_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6" style:family="paragraph" style:parent-style-name="Normal_20__28_Web_29_">
      <style:paragraph-properties fo:line-height="150%" fo:text-align="center" style:justify-single-word="false"/>
      <style:text-properties style:font-name="Arial" fo:font-size="12pt" style:font-size-asian="12pt" style:font-name-complex="Arial" style:font-size-complex="12pt"/>
    </style:style>
    <style:style style:name="P7" style:family="paragraph" style:parent-style-name="Normal_20__28_Web_29_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8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</style:style>
    <style:style style:name="P9" style:family="paragraph" style:parent-style-name="Normal_20__28_Web_29_" style:master-page-name="Standard">
      <style:paragraph-properties fo:text-align="justify" style:justify-single-word="false" style:page-number="auto"/>
      <style:text-properties fo:color="#000000" style:font-name="Tahoma" fo:font-size="12pt" style:font-size-asian="12pt" style:font-name-complex="Tahoma" style:font-size-complex="12pt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  <style:text-properties style:font-name="Arial" style:font-name-complex="Ari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  <style:text-properties fo:color="#000000" style:font-name="Arial" style:font-name-complex="Arial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language="es" fo:country="AR" style:font-name-complex="Arial"/>
    </style:style>
    <style:style style:name="T5" style:family="text">
      <style:text-properties fo:color="#000000" style:font-name="Tahoma" style:font-name-complex="Tahoma"/>
    </style:style>
    <style:style style:name="T6" style:family="text">
      <style:text-properties fo:color="#000000" style:font-name="Arial"/>
    </style:style>
    <style:style style:name="T7" style:family="text">
      <style:text-properties fo:color="#000000" style:font-name="Arial" fo:font-size="12pt" style:font-size-asian="12pt" style:font-name-complex="Arial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$n_juzgado</text:p>
      <text:p text:style-name="P1"><text:span text:style-name="T1">DENUNCIA NUEVO EMPLEO. SOLICITO SE LIBRE NUEVO OFICIO DE EMBARGO</text:span></text:p>
      <text:p text:style-name="P4"/>
      <text:p text:style-name="P4"/>
      <text:p text:style-name="P5">Señor Juez:</text:p>
      <text:p text:style-name="P11"><text:span text:style-name="T5">$abogado_descripcion</text:span><text:span text:style-name="T6">, en mi carácter de apoderado de </text:span><text:span text:style-name="T5">$nombre_empresa</text:span><text:span text:style-name="T6">., con el domicilio constituido en autos en calle 48 Nº 726, 5º Piso <text:s/>de La Plata,</text:span><text:span text:style-name="T4"> en los autos caratulados “</text:span><text:span text:style-name="T5">$nombre_empresa</text:span><text:span text:style-name="T6">. c/</text:span><text:span text:style-name="T4"> <text:s text:c="16"/></text:span><text:span text:style-name="T5">$nombreCliente</text:span><text:span text:style-name="T3"> </text:span><text:span text:style-name="T6">s/ Cobro Ejecutivo” </text:span><text:span text:style-name="T3">a V. S. digo:</text:span></text:p>
      <text:p text:style-name="P12"><text:s/></text:p>
      <text:p text:style-name="P8"><text:span text:style-name="T1">I.-</text:span><text:span text:style-name="T2"> Que atento haber tomado esta parte conocimiento fehaciente que el demandado en autos en la actualidad presta servicios en </text:span><text:span text:style-name="T7">$textoLibre_1</text:span><text:span text:style-name="T2">, <text:s/>solicito se libre nuevo oficio a los mismos fines que el anterior.</text:span></text:p>
      <text:p text:style-name="P13"/>
      <text:p text:style-name="P6">PROVEER DE CONFORMIDAD</text:p>
      <text:p text:style-name="P6">SERA JUSTICIA</text:p>
      <text:p text:style-name="P7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line-height="150%" fo:text-align="justify" style:justify-single-word="false" fo:text-indent="2.221cm" style:auto-text-indent="false" fo:keep-with-next="always"/>
      <style:text-properties fo:color="#000000" style:font-name="Arial" fo:font-weight="bold" style:font-weight-asian="bold" style:font-name-complex="Arial" style:font-weight-complex="bold"/>
    </style:style>
    <style:style style:name="Normal_20__28_Web_29_" style:display-name="Normal (Web)" style:family="paragraph" style:parent-style-name="Standard">
      <style:text-properties fo:font-size="10pt" style:font-size-asian="10pt" style:font-size-complex="10pt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4.001cm" fo:margin-bottom="1.6cm" fo:margin-left="4.6cm" fo:margin-right="1.1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16</dc:title>
    <meta:initial-creator>eugenia</meta:initial-creator>
    <meta:creation-date>2012-08-15T18:19:00</meta:creation-date>
    <dc:creator>silvia</dc:creator>
    <dc:date>2012-08-15T18:19:00</dc:date>
    <meta:print-date>2009-08-12T20:20:00</meta:print-date>
    <meta:editing-cycles>2</meta:editing-cycles>
    <meta:editing-duration>PT1M</meta:editing-duration>
    <meta:document-statistic meta:table-count="0" meta:image-count="0" meta:object-count="0" meta:page-count="1" meta:paragraph-count="8" meta:word-count="90" meta:character-count="590"/>
    <meta:generator>OpenOffice.org/3.3$Win32 OpenOffice.org_project/330m20$Build-9567</meta:generator>
  </office:meta>
</office:document-meta>
</file>